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76b3b" officeooo:paragraph-rsid="00176b3b" style:font-weight-asian="bold" style:font-weight-complex="bold"/>
    </style:style>
    <style:style style:name="P2" style:family="paragraph" style:parent-style-name="Frame_20_contents">
      <style:text-properties officeooo:paragraph-rsid="00108783"/>
    </style:style>
    <style:style style:name="P3" style:family="paragraph" style:parent-style-name="Frame_20_contents">
      <style:text-properties officeooo:rsid="00192428" officeooo:paragraph-rsid="00192428"/>
    </style:style>
    <style:style style:name="P4" style:family="paragraph">
      <loext:graphic-properties draw:fill-color="#adc5e7"/>
    </style:style>
    <style:style style:name="P5" style:family="paragraph">
      <loext:graphic-properties draw:fill-color="#adc5e7"/>
      <style:text-properties fo:font-size="11pt" style:font-size-asian="11pt" style:font-size-complex="11pt"/>
    </style:style>
    <style:style style:name="P6" style:family="paragraph">
      <loext:graphic-properties draw:fill-color="#adc5e7"/>
      <style:text-properties fo:font-size="12pt"/>
    </style:style>
    <style:style style:name="P7" style:family="paragraph">
      <loext:graphic-properties draw:fill-color="#adc5e7"/>
      <style:paragraph-properties fo:text-align="center"/>
      <style:text-properties fo:font-size="12pt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officeooo:rsid="00108783"/>
    </style:style>
    <style:style style:name="T2" style:family="text">
      <style:text-properties officeooo:rsid="00191ade"/>
    </style:style>
    <style:style style:name="T3" style:family="text">
      <style:text-properties fo:font-size="12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weight="bold" style:font-weight-asian="bold" style:font-weight-complex="bold"/>
    </style:style>
    <style:style style:name="gr1" style:family="graphic">
      <style:graphic-properties draw:fill-color="#adc5e7" draw:textarea-horizontal-align="justify" draw:textarea-vertical-align="middle" draw:auto-grow-height="false" fo:min-height="0.7902in" fo:min-width="1.3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fill-color="#adc5e7" draw:textarea-horizontal-align="justify" draw:textarea-vertical-align="middle" draw:auto-grow-height="false" fo:min-height="0.6854in" fo:min-width="1.3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fill-color="#adc5e7" draw:textarea-horizontal-align="justify" draw:textarea-vertical-align="middle" draw:auto-grow-height="false" fo:min-height="0.7957in" fo:min-width="0.9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fill-color="#adc5e7" draw:textarea-horizontal-align="justify" draw:textarea-vertical-align="middle" draw:auto-grow-height="false" fo:min-height="0.8535in" fo:min-width="1.0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fill-color="#adc5e7" draw:textarea-horizontal-align="justify" draw:textarea-vertical-align="middle" draw:auto-grow-height="false" fo:min-height="0.7618in" fo:min-width="1.4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adc5e7" draw:textarea-horizontal-align="justify" draw:textarea-vertical-align="middle" draw:auto-grow-height="false" fo:min-height="0.7409in" fo:min-width="1.25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adc5e7" draw:textarea-horizontal-align="justify" draw:textarea-vertical-align="middle" draw:auto-grow-height="false" fo:min-height="0.8402in" fo:min-width="1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adc5e7" draw:textarea-horizontal-align="justify" draw:textarea-vertical-align="middle" draw:auto-grow-height="false" fo:min-height="0.9354in" fo:min-width="1.2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adc5e7" draw:textarea-horizontal-align="justify" draw:textarea-vertical-align="middle" draw:auto-grow-height="false" fo:min-height="0.0736in" fo:min-width="0.7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adc5e7" draw:textarea-horizontal-align="justify" draw:textarea-vertical-align="middle" draw:auto-grow-height="false" fo:min-height="3.2217in" fo:min-width="0.0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0402in" fo:min-width="0.0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4193in" fo:min-width="0.0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adc5e7" draw:textarea-horizontal-align="justify" draw:textarea-vertical-align="middle" draw:auto-grow-height="false" fo:min-height="0.998in" fo:min-width="0.1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0528in" fo:min-width="0.6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adc5e7" draw:textarea-horizontal-align="justify" draw:textarea-vertical-align="middle" draw:auto-grow-height="false" fo:min-height="0.5839in" fo:min-width="0.0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0.0736in" fo:min-width="0.4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adc5e7" draw:textarea-vertical-align="middle" draw:auto-grow-height="false" fo:min-height="0.7937in" fo:min-width="1.0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adc5e7" draw:textarea-horizontal-align="justify" draw:textarea-vertical-align="middle" draw:auto-grow-height="false" fo:min-height="0.8047in" fo:min-width="0.0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adc5e7" draw:textarea-horizontal-align="justify" draw:textarea-vertical-align="middle" draw:auto-grow-height="false" fo:min-height="0.089in" fo:min-width="2.3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 style:parent-style-name="Frame">
      <style:graphic-properties draw:fill-color="#adc5e7" draw:textarea-horizontal-align="justify" draw:textarea-vertical-align="middle" draw:auto-grow-height="false" fo:min-height="1.1035in" fo:min-width="1.0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1" draw:name="Shape2" draw:style-name="gr2" draw:text-style-name="P4" svg:width="1.9661in" svg:height="0.9689in" svg:x="5.3965in" svg:y="2.8445in"><text:p text:style-name="P2"><text:span text:style-name="T1">Python(owlready2, Proteg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3" draw:style-name="gr5" draw:text-style-name="P4" svg:width="1.5106in" svg:height="0.8441in" svg:x="3.2264in" svg:y="3.0272in"><text:p text:style-name="P2"><text:span text:style-name="T1">OWL (RDF/XML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name="Shape4" draw:style-name="gr20" draw:text-style-name="P4" svg:width="1.1878in" svg:height="1.2189in" svg:x="1.9764in" svg:y="0.8957in"><text:p text:style-name="P2"><text:span text:style-name="T1">MatCAL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5" draw:style-name="gr3" draw:text-style-name="P4" svg:width="1.4067in" svg:height="1.1252in" svg:x="-0.2839in" svg:y="0.9071in"><text:p text:style-name="P2"><text:span text:style-name="T1">Search New Materia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6" draw:style-name="gr4" draw:text-style-name="P4" svg:width="1.063in" svg:height="1.365in" svg:x="1.6744in" svg:y="2.7256in"><text:p text:style-name="P2"><text:span text:style-name="T1">Existing Database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7" draw:name="Shape9" draw:style-name="gr8" draw:text-style-name="P4" svg:width="1.6461in" svg:height="1.3232in" svg:x="1.4244in" svg:y="7.7717in"><text:p>Data Visualization to </text:p><text:p>MatCALO</text:p>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<draw:equation draw:name="f0" draw:formula="left+$0 "/><draw:equation draw:name="f1" draw:formula="top+$0 "/><draw:equation draw:name="f2" draw:formula="right-$0 "/><draw:equation draw:name="f3" draw:formula="bottom-$0 "/><draw:equation draw:name="f4" draw:formula="$0 /2"/><draw:equation draw:name="f5" draw:formula="left+?f4 "/><draw:equation draw:name="f6" draw:formula="top+?f4 "/><draw:equation draw:name="f7" draw:formula="right-?f4 "/><draw:equation draw:name="f8" draw:formula="bottom-?f4 "/><draw:handle draw:handle-position="$0 top" draw:handle-range-x-minimum="0" draw:handle-range-x-maximum="10800"/></draw:enhanced-geometry></draw:custom-shape><draw:custom-shape text:anchor-type="paragraph" draw:z-index="0" draw:name="Shape1" draw:style-name="gr1" draw:text-style-name="P4" svg:width="1.448in" svg:height="0.8752in" svg:x="5.6535in" svg:y="1.4902in"><text:p><text:span text:style-name="T3">Raw data from </text:span></text:p><text:p><text:span text:style-name="T3">different source </text:span></text:p><text:p><text:span text:style-name="T3">(Web,Local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10" draw:style-name="gr9" draw:text-style-name="P4" svg:width="0.865in" svg:height="0.1461in" svg:x="1.122in" svg:y="1.417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" draw:name="Shape12" draw:style-name="gr10" draw:text-style-name="P6" svg:width="0.1787in" svg:height="3.6815in" svg:x="2.1638in" svg:y="4.090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Shape13" draw:style-name="gr11" svg:width="0.0213in" svg:height="0.0461in" svg:x="2.2783in" svg:y="3.965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Shape14" draw:style-name="gr12" svg:width="0.1043in" svg:height="0.4795in" svg:x="6.2783in" svg:y="2.365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name="Shape15" draw:style-name="gr13" draw:text-style-name="P4" svg:width="0.2189in" svg:height="1.1406in" svg:x="3.8409in" svg:y="3.870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Shape16" draw:style-name="gr14" svg:width="0.7189in" svg:height="0.1043in" svg:x="4.7366in" svg:y="3.3925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4" draw:name="Shape11" draw:style-name="gr15" draw:text-style-name="P4" svg:width="0.1252in" svg:height="0.6677in" svg:x="2.3307in" svg:y="2.114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name="Shape17" draw:style-name="gr16" svg:width="0.4898in" svg:height="0.1461in" svg:x="2.7366in" svg:y="3.365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6" draw:name="Shape18" draw:style-name="gr17" draw:text-style-name="P7" svg:width="1.0425in" svg:height="0.7941in" svg:x="4.1846in" svg:y="6.3445in"><text:p/><draw:enhanced-geometry svg:viewBox="0 0 841 854" draw:mirror-horizontal="false" draw:mirror-vertical="false" draw:type="non-primitive" draw:enhanced-path="M 517 247 L 517 415 264 415 264 0 0 0 0 680 517 680 517 854 841 547 517 247 Z N"/></draw:custom-shape><draw:custom-shape text:anchor-type="paragraph" draw:z-index="17" draw:name="Shape19" draw:style-name="gr18" draw:text-style-name="P6" svg:width="0.1157in" svg:height="0.9197in" svg:x="5.7472in" svg:y="7.6547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8" draw:name="Shape20" draw:style-name="gr19" draw:text-style-name="P4" svg:width="2.6878in" svg:height="0.1776in" svg:x="3.0701in" svg:y="8.4382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name="Shape8" draw:style-name="gr7" draw:text-style-name="P4" svg:width="2.198in" svg:height="1.3335in" svg:x="2.8618in" svg:y="5.011in"><text:p>Get Return result from </text:p><text:p>OWL 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NEW Material search <text:span text:style-name="T2">(Approach-1)</text:span></text:p>
      <text:p text:style-name="Standard"><draw:custom-shape text:anchor-type="paragraph" draw:z-index="5" draw:name="Shape7" draw:style-name="gr6" draw:text-style-name="P5" svg:width="1.9898in" svg:height="1.1776in" svg:x="4.8929in" svg:y="6.2862in"><text:p><text:span text:style-name="T4">Convert result </text:span><text:span text:style-name="T4">to json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text:anchor-type="paragraph" draw:z-index="20" draw:name="Shape21" draw:style-name="gr21" draw:text-style-name="P8" svg:width="0.4067in" svg:height="0.1925in" svg:x="1.8283in" svg:y="4.8028in"><draw:text-box><text:p><text:span text:style-name="T5">YES</text:span></text:p></draw:text-box></draw:frame><draw:frame text:anchor-type="paragraph" draw:z-index="21" draw:name="Shape21" draw:style-name="gr21" draw:text-style-name="P8" svg:width="0.4067in" svg:height="0.1925in" svg:x="2.8201in" svg:y="2.9811in"><draw:text-box><text:p><text:span text:style-name="T5">NO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10:38:46.023571200</meta:creation-date>
    <dc:date>2019-08-26T15:15:07.108624497</dc:date>
    <meta:editing-duration>PT2H49M11S</meta:editing-duration>
    <meta:editing-cycles>5</meta:editing-cycles>
    <meta:generator>LibreOffice/6.0.7.3$Linux_X86_64 LibreOffice_project/00m0$Build-3</meta:generator>
    <meta:print-date>2019-08-26T12:44:14.551151602</meta:print-date>
    <meta:document-statistic meta:table-count="0" meta:image-count="0" meta:object-count="0" meta:page-count="1" meta:paragraph-count="6" meta:word-count="14" meta:character-count="113" meta:non-whitespace-character-count="105"/>
  </office:meta>
</office:document-meta>
</file>